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4.277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4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ƒﾁƒCƒŠƒI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  <style:style style:name="ce2" style:family="table-cell" style:parent-style-name="Default">
      <style:text-properties style:font-name="Arial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  <style:style style:name="ce3" style:family="table-cell" style:parent-style-name="Default">
      <style:text-properties style:font-name="Arial" style:font-name-asian="Andale Sans UI" style:font-name-complex="Tahoma"/>
    </style:style>
    <style:style style:name="T1" style:family="text">
      <style:text-properties style:font-name="ƒﾁƒCƒŠƒI" fo:font-size="10pt" style:font-name-asian="ƒﾁƒCƒŠƒI" style:font-size-asian="10pt" style:font-name-complex="ƒﾁƒCƒŠƒI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ategory</text:p>
          </table:table-cell>
          <table:table-cell office:value-type="string">
            <text:p>File Name</text:p>
          </table:table-cell>
          <table:table-cell office:value-type="string">
            <text:p>Parameter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Note</text:p>
          </table:table-cell>
          <table:table-cell office:value-type="string">
            <text:p>Variable</text:p>
          </table:table-cell>
        </table:table-row>
        <table:table-row table:style-name="ro2">
          <table:table-cell/>
          <table:table-cell table:style-name="ce1" office:value-type="string">
            <text:p>ODE</text:p>
          </table:table-cell>
          <table:table-cell table:style-name="ce1" office:value-type="string">
            <text:p>ode.ini</text:p>
          </table:table-cell>
          <table:table-cell table:style-name="ce1" office:value-type="string">
            <text:p>数値積分時間刻幅[s]</text:p>
          </table:table-cell>
          <table:table-cell/>
          <table:table-cell office:value-type="float" office:value="0.01">
            <text:p>0.01</text:p>
          </table:table-cell>
          <table:table-cell/>
          <table:table-cell office:value-type="string">
            <text:p>dWorldStep関数の第二引数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重力加速度X[m/s2]</text:p>
          </table:table-cell>
          <table:table-cell office:value-type="string">
            <text:p>G_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WorldSetGravity関数の第2引数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重力加速度Y[m/s2]</text:p>
          </table:table-cell>
          <table:table-cell office:value-type="string">
            <text:p>G_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WorldSetGravity関数の第3引数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重力加速度Z[m/s2]</text:p>
          </table:table-cell>
          <table:table-cell office:value-type="string">
            <text:p>G_Z</text:p>
          </table:table-cell>
          <table:table-cell office:value-type="float" office:value="-9.8">
            <text:p>-9.8</text:p>
          </table:table-cell>
          <table:table-cell/>
          <table:table-cell office:value-type="string">
            <text:p>dWorldSetGravity関数の第4引数</text:p>
          </table:table-cell>
        </table:table-row>
        <table:table-row table:style-name="ro3">
          <table:table-cell/>
          <table:table-cell table:style-name="ce1" office:value-type="string">
            <text:p>Camera</text:p>
          </table:table-cell>
          <table:table-cell table:style-name="ce1" office:value-type="string">
            <text:p>camera.ini</text:p>
          </table:table-cell>
          <table:table-cell table:style-name="ce1" office:value-type="string">
            <text:p>位置 x[m]</text:p>
          </table:table-cell>
          <table:table-cell office:value-type="string">
            <text:p>POSN_X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yz[0]</text:p>
          </table:table-cell>
        </table:table-row>
        <table:table-row table:style-name="ro3">
          <table:table-cell table:number-columns-repeated="3"/>
          <table:table-cell table:style-name="ce1" office:value-type="string">
            <text:p>位置 <text:span text:style-name="T1">y[m]</text:span></text:p>
          </table:table-cell>
          <table:table-cell office:value-type="string">
            <text:p>POSN_Y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xyz[1]</text:p>
          </table:table-cell>
        </table:table-row>
        <table:table-row table:style-name="ro3">
          <table:table-cell table:number-columns-repeated="3"/>
          <table:table-cell table:style-name="ce1" office:value-type="string">
            <text:p>位置 <text:span text:style-name="T1">z[m]</text:span></text:p>
          </table:table-cell>
          <table:table-cell office:value-type="string">
            <text:p>POSN_Z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xyz[2]</text:p>
          </table:table-cell>
        </table:table-row>
        <table:table-row table:style-name="ro3">
          <table:table-cell table:number-columns-repeated="3"/>
          <table:table-cell table:style-name="ce1" office:value-type="string">
            <text:p>方向 ヘッド[deg]</text:p>
          </table:table-cell>
          <table:table-cell office:value-type="string">
            <text:p>DIR_HEAD</text:p>
          </table:table-cell>
          <table:table-cell office:value-type="float" office:value="-160">
            <text:p>-160</text:p>
          </table:table-cell>
          <table:table-cell/>
          <table:table-cell office:value-type="string">
            <text:p>Hpr[0]</text:p>
          </table:table-cell>
        </table:table-row>
        <table:table-row table:style-name="ro3">
          <table:table-cell table:number-columns-repeated="3"/>
          <table:table-cell table:style-name="ce1" office:value-type="string">
            <text:p>方向 <text:span text:style-name="T1">ピッチ</text:span><text:span text:style-name="T1">[deg]</text:span></text:p>
          </table:table-cell>
          <table:table-cell office:value-type="string">
            <text:p>DIR_PITCH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Hpr[1]</text:p>
          </table:table-cell>
        </table:table-row>
        <table:table-row table:style-name="ro3">
          <table:table-cell table:number-columns-repeated="3"/>
          <table:table-cell table:style-name="ce1" office:value-type="string">
            <text:p>方向 <text:span text:style-name="T1">ロール</text:span><text:span text:style-name="T1">[deg]</text:span></text:p>
          </table:table-cell>
          <table:table-cell office:value-type="string">
            <text:p>DIR_ROL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pr[2]</text:p>
          </table:table-cell>
        </table:table-row>
        <table:table-row table:style-name="ro1">
          <table:table-cell/>
          <table:table-cell table:style-name="ce1" office:value-type="string">
            <text:p>Network</text:p>
          </table:table-cell>
          <table:table-cell table:style-name="ce1" office:value-type="string">
            <text:p>lan.ini</text:p>
          </table:table-cell>
          <table:table-cell table:style-name="ce1" office:value-type="string">
            <text:p>IP</text:p>
          </table:table-cell>
          <table:table-cell office:value-type="string">
            <text:p>ACU_IP</text:p>
          </table:table-cell>
          <table:table-cell office:value-type="string">
            <text:p>127.0.0.1</text:p>
          </table:table-cell>
          <table:table-cell office:value-type="string">
            <text:p>ACU:server</text:p>
          </table:table-cell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office:value-type="string">
            <text:p>監視情報送信ポート番号</text:p>
          </table:table-cell>
          <table:table-cell table:style-name="ce2" office:value-type="string">
            <text:p>SEND_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office:value-type="string">
            <text:p>制御情報受信ポート番号</text:p>
          </table:table-cell>
          <table:table-cell office:value-type="string">
            <text:p>RECV_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/>
          <table:table-cell office:value-type="string">
            <text:p>Graph</text:p>
          </table:table-cell>
          <table:table-cell office:value-type="string">
            <text:p>3d_graph.ini</text:p>
          </table:table-cell>
          <table:table-cell table:style-name="ce1" office:value-type="string">
            <text:p>描画周期[sec]</text:p>
          </table:table-cell>
          <table:table-cell office:value-type="string">
            <text:p>3D_DRAW_PERIOD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table:style-name="ce1" office:value-type="string">
            <text:p>グラフ名称</text:p>
          </table:table-cell>
          <table:table-cell table:style-name="ce3" office:value-type="string">
            <text:p>3D_GRAPH_NA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X軸ラベル</text:p>
          </table:table-cell>
          <table:table-cell table:style-name="ce3" office:value-type="string">
            <text:p>3D_LABEL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Y軸ラベル</text:p>
          </table:table-cell>
          <table:table-cell table:style-name="ce3" office:value-type="string">
            <text:p>3D_LABEL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Z軸ラベル</text:p>
          </table:table-cell>
          <table:table-cell table:style-name="ce3" office:value-type="string">
            <text:p>3D_LABEL_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プロットX説明</text:p>
          </table:table-cell>
          <table:table-cell table:style-name="ce3" office:value-type="string">
            <text:p>3D_PLOT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プロットY説明</text:p>
          </table:table-cell>
          <table:table-cell table:style-name="ce3" office:value-type="string">
            <text:p>3D_PLOT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プロットZ説明</text:p>
          </table:table-cell>
          <table:table-cell table:style-name="ce3" office:value-type="string">
            <text:p>3D_PLOT_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X軸レンジMIN</text:p>
          </table:table-cell>
          <table:table-cell table:style-name="ce3" office:value-type="string">
            <text:p>3D_RANGE_MIN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X軸レンジMAX</text:p>
          </table:table-cell>
          <table:table-cell table:style-name="ce3" office:value-type="string">
            <text:p>3D_RANGE_MAX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Y軸レンジMIN</text:p>
          </table:table-cell>
          <table:table-cell table:style-name="ce3" office:value-type="string">
            <text:p>3D_RANGE_MIN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Y軸レンジMAX</text:p>
          </table:table-cell>
          <table:table-cell table:style-name="ce3" office:value-type="string">
            <text:p>3D_RANGE_MAX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Z軸レンジMIN</text:p>
          </table:table-cell>
          <table:table-cell table:style-name="ce3" office:value-type="string">
            <text:p>3D_RANGE_MIN_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Z軸レンジMAX</text:p>
          </table:table-cell>
          <table:table-cell table:style-name="ce3" office:value-type="string">
            <text:p>3D_RANGE_MAX_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視点X</text:p>
          </table:table-cell>
          <table:table-cell table:style-name="ce3" office:value-type="string">
            <text:p>3D_DIR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視点Y</text:p>
          </table:table-cell>
          <table:table-cell table:style-name="ce3" office:value-type="string">
            <text:p>3D_DIR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視点Z</text:p>
          </table:table-cell>
          <table:table-cell table:style-name="ce3" office:value-type="string">
            <text:p>3D_DIR_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2"/>
          <table:table-cell office:value-type="string">
            <text:p>2d_graph.ini</text:p>
          </table:table-cell>
          <table:table-cell table:style-name="ce1" office:value-type="string">
            <text:p>描画周期[sec]</text:p>
          </table:table-cell>
          <table:table-cell office:value-type="string">
            <text:p>2D_DRAW_PERI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table:style-name="ce1" office:value-type="string">
            <text:p>グラフ名称</text:p>
          </table:table-cell>
          <table:table-cell table:style-name="ce3" office:value-type="string">
            <text:p>2D_GRAPH_NA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X軸ラベル</text:p>
          </table:table-cell>
          <table:table-cell table:style-name="ce3" office:value-type="string">
            <text:p>2D_LABEL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Y軸ラベル</text:p>
          </table:table-cell>
          <table:table-cell table:style-name="ce3" office:value-type="string">
            <text:p>2D_LABEL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プロットX説明</text:p>
          </table:table-cell>
          <table:table-cell table:style-name="ce3" office:value-type="string">
            <text:p>2D_PLOT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プロットY説明</text:p>
          </table:table-cell>
          <table:table-cell table:style-name="ce3" office:value-type="string">
            <text:p>2D_PLOT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X軸レンジMIN</text:p>
          </table:table-cell>
          <table:table-cell table:style-name="ce3" office:value-type="string">
            <text:p>2D_RANGE_MIN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X軸レンジMAX</text:p>
          </table:table-cell>
          <table:table-cell table:style-name="ce3" office:value-type="string">
            <text:p>2D_RANGE_MAX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Y軸レンジMIN</text:p>
          </table:table-cell>
          <table:table-cell table:style-name="ce3" office:value-type="string">
            <text:p>2D_RANGE_MIN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3">
          <table:table-cell table:number-columns-repeated="3"/>
          <table:table-cell table:style-name="ce1" office:value-type="string">
            <text:p>Y軸レンジMAX</text:p>
          </table:table-cell>
          <table:table-cell table:style-name="ce3" office:value-type="string">
            <text:p>2D_RANGE_MAX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1">
          <table:table-cell/>
          <table:table-cell table:style-name="ce1" office:value-type="string">
            <text:p>Log</text:p>
          </table:table-cell>
          <table:table-cell table:style-name="ce1" office:value-type="string">
            <text:p>log.ini</text:p>
          </table:table-cell>
          <table:table-cell office:value-type="string">
            <text:p>保存可否</text:p>
          </table:table-cell>
          <table:table-cell office:value-type="string">
            <text:p>TRACE_LOG_ENAB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office:value-type="string">
            <text:p>保存場所</text:p>
          </table:table-cell>
          <table:table-cell office:value-type="string">
            <text:p>TRACE_LOG_FI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office:value-type="string">
            <text:p>ログレベル</text:p>
          </table:table-cell>
          <table:table-cell office:value-type="string">
            <text:p>TRACE_LOG_LEV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1">
          <table:table-cell table:number-columns-repeated="3"/>
          <table:table-cell office:value-type="string">
            <text:p>モード</text:p>
          </table:table-cell>
          <table:table-cell office:value-type="string">
            <text:p>TRACE_LOG_M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/>
          <table:table-cell office:value-type="string">
            <text:p>Window</text:p>
          </table:table-cell>
          <table:table-cell office:value-type="string">
            <text:p>windown.ini</text:p>
          </table:table-cell>
          <table:table-cell office:value-type="string">
            <text:p>X</text:p>
          </table:table-cell>
          <table:table-cell office:value-type="string">
            <text:p>WINDOW_X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dsSimulationLoop関数第三引数</text:p>
          </table:table-cell>
        </table:table-row>
        <table:table-row table:style-name="ro2">
          <table:table-cell table:number-columns-repeated="3"/>
          <table:table-cell office:value-type="string">
            <text:p>Y</text:p>
          </table:table-cell>
          <table:table-cell office:value-type="string">
            <text:p>WINDOW_Y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dsSimulationLoop関数第四引数</text:p>
          </table:table-cell>
        </table:table-row>
        <table:table-row table:style-name="ro2">
          <table:table-cell/>
          <table:table-cell table:style-name="ce1" office:value-type="string">
            <text:p>Antenna</text:p>
          </table:table-cell>
          <table:table-cell/>
          <table:table-cell office:value-type="string">
            <text:p>設置位置X[m]</text:p>
          </table:table-cell>
          <table:table-cell office:value-type="string">
            <text:p>POSN_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/>
          <table:table-cell table:style-name="ce1"/>
          <table:table-cell/>
          <table:table-cell office:value-type="string">
            <text:p>設置位置Y[m]</text:p>
          </table:table-cell>
          <table:table-cell office:value-type="string">
            <text:p>POSN_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/>
          <table:table-cell table:style-name="ce1"/>
          <table:table-cell/>
          <table:table-cell office:value-type="string">
            <text:p>AZ軸 重心</text:p>
          </table:table-cell>
          <table:table-cell office:value-type="string">
            <text:p>AZ_C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長さ</text:p>
          </table:table-cell>
          <table:table-cell office:value-type="string">
            <text:p>AZ_L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質量</text:p>
          </table:table-cell>
          <table:table-cell office:value-type="string">
            <text:p>AZ_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半径</text:p>
          </table:table-cell>
          <table:table-cell office:value-type="string">
            <text:p>AZ_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関節中心点</text:p>
          </table:table-cell>
          <table:table-cell office:value-type="string">
            <text:p>AZ_CJ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AZ軸 関節回転軸</text:p>
          </table:table-cell>
          <table:table-cell office:value-type="string">
            <text:p>AZ_ROT_AX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EL軸 重心</text:p>
          </table:table-cell>
          <table:table-cell office:value-type="string">
            <text:p>EL_C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EL軸 長さ</text:p>
          </table:table-cell>
          <table:table-cell office:value-type="string">
            <text:p>EL_L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EL軸 質量</text:p>
          </table:table-cell>
          <table:table-cell office:value-type="string">
            <text:p>EL_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EL軸 半径</text:p>
          </table:table-cell>
          <table:table-cell office:value-type="string">
            <text:p>EL_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EL軸 関節中心点</text:p>
          </table:table-cell>
          <table:table-cell office:value-type="string">
            <text:p>EL_CJ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EL軸 関節回転軸</text:p>
          </table:table-cell>
          <table:table-cell office:value-type="string">
            <text:p>EL_ROT_AX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CR軸 重心</text:p>
          </table:table-cell>
          <table:table-cell office:value-type="string">
            <text:p>CR_C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CR軸 長さ</text:p>
          </table:table-cell>
          <table:table-cell office:value-type="string">
            <text:p>CR_L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CR軸 質量</text:p>
          </table:table-cell>
          <table:table-cell office:value-type="string">
            <text:p>CR_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CR軸 半径</text:p>
          </table:table-cell>
          <table:table-cell office:value-type="string">
            <text:p>CR_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CR軸 関節中心点</text:p>
          </table:table-cell>
          <table:table-cell office:value-type="string">
            <text:p>CR_CJ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CR軸 関節回転軸</text:p>
          </table:table-cell>
          <table:table-cell office:value-type="string">
            <text:p>CR_ROT_AX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POL軸 重心</text:p>
          </table:table-cell>
          <table:table-cell office:value-type="string">
            <text:p>POL_C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POL軸 長さ</text:p>
          </table:table-cell>
          <table:table-cell office:value-type="string">
            <text:p>POL_L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POL軸 質量</text:p>
          </table:table-cell>
          <table:table-cell office:value-type="string">
            <text:p>POL_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POL軸 半径</text:p>
          </table:table-cell>
          <table:table-cell office:value-type="string">
            <text:p>POL_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POL軸 関節中心点</text:p>
          </table:table-cell>
          <table:table-cell office:value-type="string">
            <text:p>POL_CJ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>
            <text:p>POL軸 関節回転軸</text:p>
          </table:table-cell>
          <table:table-cell office:value-type="string">
            <text:p>POL_ROT_AX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/>
          <table:table-cell table:style-name="ce1" office:value-type="string">
            <text:p>Controller</text:p>
          </table:table-cell>
          <table:table-cell table:style-name="ce1" office:value-type="string">
            <text:p>controller.ini</text:p>
          </table:table-cell>
          <table:table-cell office:value-type="string">
            <text:p>AZ軸 比例ゲイン</text:p>
          </table:table-cell>
          <table:table-cell office:value-type="string">
            <text:p>AZ_K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微分ゲイン</text:p>
          </table:table-cell>
          <table:table-cell office:value-type="string">
            <text:p>AZ_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積分ゲイン</text:p>
          </table:table-cell>
          <table:table-cell office:value-type="string">
            <text:p>AZ_K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AZ軸 最大トルク</text:p>
          </table:table-cell>
          <table:table-cell office:value-type="string">
            <text:p>AZ_TRQ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EL軸 比例ゲイン</text:p>
          </table:table-cell>
          <table:table-cell office:value-type="string">
            <text:p>AZ_K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EL軸 微分ゲイン</text:p>
          </table:table-cell>
          <table:table-cell office:value-type="string">
            <text:p>EL_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EL軸 積分ゲイン</text:p>
          </table:table-cell>
          <table:table-cell office:value-type="string">
            <text:p>EL_K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EL軸 最大トルク</text:p>
          </table:table-cell>
          <table:table-cell office:value-type="string">
            <text:p>EL_TRQ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CR軸 比例ゲイン</text:p>
          </table:table-cell>
          <table:table-cell office:value-type="string">
            <text:p>CR_K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CR軸 微分ゲイン</text:p>
          </table:table-cell>
          <table:table-cell office:value-type="string">
            <text:p>CR_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CR軸 積分ゲイン</text:p>
          </table:table-cell>
          <table:table-cell office:value-type="string">
            <text:p>CR_K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CR軸 最大トルク</text:p>
          </table:table-cell>
          <table:table-cell office:value-type="string">
            <text:p>CR_TRQ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POL軸 比例ゲイン</text:p>
          </table:table-cell>
          <table:table-cell office:value-type="string">
            <text:p>POL_K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POL軸 微分ゲイン</text:p>
          </table:table-cell>
          <table:table-cell office:value-type="string">
            <text:p>POL_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POL軸 積分ゲイン</text:p>
          </table:table-cell>
          <table:table-cell office:value-type="string">
            <text:p>POL_K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  <table:table-row table:style-name="ro2">
          <table:table-cell table:number-columns-repeated="3"/>
          <table:table-cell office:value-type="string">
            <text:p>POL軸 最大トルク</text:p>
          </table:table-cell>
          <table:table-cell table:style-name="ce3" office:value-type="string">
            <text:p>POL_TRQ</text:p>
          </table:table-cell>
          <table:table-cell office:value-type="float" office:value="1">
            <text:p>1</text:p>
          </table:table-cell>
          <table:table-cell/>
          <table:table-cell office:value-type="string">
            <text:p>未実装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2018/06/16</text:date>, <text:time>23:1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3M37S</meta:editing-duration>
    <meta:editing-cycles>64</meta:editing-cycles>
    <meta:generator>OpenOffice.org/3.4$Win32 OpenOffice.org_project/340m1$Build-9590</meta:generator>
    <dc:date>2018-06-16T23:12:18.96</dc:date>
    <meta:document-statistic meta:table-count="1" meta:cell-count="375" meta:object-count="0"/>
    <meta:user-defined meta:name="Info 1"/>
    <meta:user-defined meta:name="Info 2"/>
    <meta:user-defined meta:name="Info 3"/>
    <meta:user-defined meta:name="Info 4"/>
  </office:meta>
</office:document-meta>
</file>